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ce07" officeooo:paragraph-rsid="0007ce07"/>
    </style:style>
    <style:style style:name="P2" style:family="paragraph" style:parent-style-name="Standard">
      <style:text-properties officeooo:rsid="0007ce07" officeooo:paragraph-rsid="000dee69"/>
    </style:style>
    <style:style style:name="P3" style:family="paragraph" style:parent-style-name="Standard">
      <style:text-properties officeooo:rsid="000dee69" officeooo:paragraph-rsid="000dee69"/>
    </style:style>
    <style:style style:name="P4" style:family="paragraph" style:parent-style-name="Standard">
      <style:text-properties fo:font-size="10pt" officeooo:rsid="000dee69" officeooo:paragraph-rsid="000dee69" style:font-size-asian="10pt" style:font-size-complex="10pt"/>
    </style:style>
    <style:style style:name="P5" style:family="paragraph" style:parent-style-name="Standard">
      <style:text-properties fo:font-size="8pt" officeooo:rsid="000dee69" officeooo:paragraph-rsid="000dee69" style:font-size-asian="7pt" style:font-size-complex="8pt"/>
    </style:style>
    <style:style style:name="T1" style:family="text">
      <style:text-properties officeooo:rsid="00090091"/>
    </style:style>
    <style:style style:name="T2" style:family="text">
      <style:text-properties officeooo:rsid="000a4104"/>
    </style:style>
    <style:style style:name="T3" style:family="text">
      <style:text-properties officeooo:rsid="000c31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cket To Do</text:p>
      <text:p text:style-name="P1">Scenarios</text:p>
      <text:p text:style-name="P4">updated 17 April, 2021</text:p>
      <text:p text:style-name="P1"/>
      <text:p text:style-name="P1"/>
      <text:p text:style-name="P1">#1 <text:tab/>Create New Ticket <text:span text:style-name="T3">with existing category</text:span> and Display<text:tab/></text:p>
      <text:p text:style-name="P1">#<text:span text:style-name="T1">2</text:span><text:tab/>Create New Ticket but add new (<text:span text:style-name="T3">not yet existing</text:span>) Category</text:p>
      <text:p text:style-name="P1"><text:tab/>returns to pre<text:span text:style-name="T3">-</text:span>populated create New Ticket form and allows user to complete form. </text:p>
      <text:p text:style-name="P1">#<text:span text:style-name="T1">3</text:span><text:tab/>Edit Ticket – Category <text:s text:c="2"/><text:span text:style-name="T2">(new but existing category)</text:span> </text:p>
      <text:p text:style-name="P1"><text:tab/>returns to display ticket with new <text:span text:style-name="T2"><text:s/></text:span>category displayed</text:p>
      <text:p text:style-name="P1">#<text:span text:style-name="T1">4</text:span><text:tab/>Edit Ticket – Status <text:s text:c="2"/></text:p>
      <text:p text:style-name="P1"><text:tab/>returns to display ticket with new status displayed</text:p>
      <text:p text:style-name="P1">#<text:span text:style-name="T1">5</text:span><text:tab/>Edit Ticket – Priority <text:s text:c="2"/></text:p>
      <text:p text:style-name="P1"><text:tab/>returns to display ticket with new priority displayed</text:p>
      <text:p text:style-name="P1">#<text:span text:style-name="T1">6</text:span><text:tab/>Add <text:s/>Comment to Ticket </text:p>
      <text:p text:style-name="P1"><text:tab/>creates and sets up the comment field <text:span text:style-name="T3">with date and time</text:span></text:p>
      <text:p text:style-name="P2">#<text:span text:style-name="T1">7</text:span><text:tab/>Edit Ticket – Category <text:s text:c="2"/><text:span text:style-name="T2">(new not yet existing category)</text:span> </text:p>
      <text:p text:style-name="P2"><text:tab/>returns to display ticket with new <text:span text:style-name="T2"><text:s/></text:span>category displayed</text:p>
      <text:p text:style-name="P2"/>
      <text:p text:style-name="P2"/>
      <text:p text:style-name="P2"/>
      <text:p text:style-name="P1"/>
      <text:p text:style-name="P1"/>
      <text:p text:style-name="P1">#10<text:tab/>General Search</text:p>
      <text:p text:style-name="P1">#11<text:tab/>Advanced Search</text:p>
      <text:p text:style-name="P3">#12<text:tab/>Create new ticket but decide to cancel (there are others like this too.)</text:p>
      <text:p text:style-name="P3"/>
      <text:p text:style-name="P3"/>
      <text:p text:style-name="P3"/>
      <text:p text:style-name="P3"/>
      <text:p text:style-name="P3"/>
      <text:p text:style-name="P3"/>
      <text:p text:style-name="P5">C/PattiProgramming/Projects/TicketToDo/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08:48:48.738000000</meta:creation-date>
    <dc:date>2021-04-17T09:45:14.473000000</dc:date>
    <meta:editing-duration>P3DT2H31M51S</meta:editing-duration>
    <meta:editing-cycles>2</meta:editing-cycles>
    <meta:generator>LibreOffice/5.3.6.1$Windows_x86 LibreOffice_project/686f202eff87ef707079aeb7f485847613344eb7</meta:generator>
    <meta:document-statistic meta:table-count="0" meta:image-count="0" meta:object-count="0" meta:page-count="1" meta:paragraph-count="20" meta:word-count="135" meta:character-count="867" meta:non-whitespace-character-count="723"/>
  </office:meta>
</office:document-meta>
</file>